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44.56pt"/>
    </style:style>
    <style:style style:name="co8" style:family="table-column">
      <style:table-column-properties fo:break-before="auto" style:column-width="76.25pt"/>
    </style:style>
    <style:style style:name="co9" style:family="table-column">
      <style:table-column-properties fo:break-before="auto" style:column-width="156.7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7.11pt" fo:break-before="auto" style:use-optimal-row-height="true"/>
    </style:style>
    <style:style style:name="ro4" style:family="table-row">
      <style:table-row-properties style:row-height="84.4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60.7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4"/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/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/>
          <table:table-cell office:value-type="string" calcext:value-type="string">
            <text:p>Parallel: </text:p>
            <text:p>Finalization of </text:p>
            <text:p>Heuristics Chapter,</text:p>
            <text:p>Revision for </text:p>
            <text:p>Approximation Paper,</text:p>
            <text:p>Write Introduction to</text:p>
            <text:p>MayaSim Pap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5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office:value-type="string" calcext:value-type="string">
            <text:p>Rather start thinking about all </text:p>
            <text:p>The Introductions that I need </text:p>
            <text:p>For the entire thesis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date" office:date-value="2019-09-04" calcext:value-type="date">
            <text:p>4. Sep. 2019</text:p>
          </table:table-cell>
          <table:table-cell table:style-name="ce15" office:value-type="string" calcext:value-type="string">
            <text:p>Update Approximation Paper</text:p>
          </table:table-cell>
          <table:table-cell table:number-columns-repeated="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office:value-type="string" calcext:value-type="string">
            <text:p>I think, the conclusion is fine..</text:p>
            <text:p>Maybe add some parts that fit</text:p>
            <text:p>Into the general structure of the Thesi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date" office:date-value="2019-09-05" calcext:value-type="date">
            <text:p>5. Sep. 2019</text:p>
          </table:table-cell>
          <table:table-cell table:style-name="ce16" office:value-type="string" calcext:value-type="string">
            <text:p>Update Mayasim Paper</text:p>
          </table:table-cell>
          <table:table-cell table:number-columns-repeated="5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/>
          <table:table-cell office:value-type="float" office:value="7" calcext:value-type="float">
            <text:p>7</text:p>
          </table:table-cell>
          <table:table-cell office:value-type="date" office:date-value="2019-09-06" calcext:value-type="date">
            <text:p>6. Sep. 2019</text:p>
          </table:table-cell>
          <table:table-cell table:style-name="ce18" office:value-type="string" calcext:value-type="string">
            <text:p>Content and General Structure  </text:p>
            <text:p>Of Introduction</text:p>
          </table:table-cell>
          <table:table-cell table:number-columns-repeated="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9" office:value-type="string" calcext:value-type="string">
            <text:p>Final Conclusion</text:p>
          </table:table-cell>
          <table:table-cell office:value-type="string" calcext:value-type="string">
            <text:p>Send out for Comments after Week 9?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</text:p>
            <text:p>Written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6"/>
          <table:table-cell table:style-name="ce18"/>
          <table:table-cell table:number-columns-repeated="5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5"/>
        </table:table-row>
        <table:table-row table:style-name="ro7">
          <table:table-cell/>
          <table:table-cell table:style-name="Default"/>
          <table:table-cell table:number-columns-repeated="5"/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8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8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5:50:43.30557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09-07T20:51:06.409425327</dc:date>
    <meta:editing-duration>P3DT21H37M53S</meta:editing-duration>
    <meta:editing-cycles>7</meta:editing-cycles>
    <meta:document-statistic meta:table-count="1" meta:cell-count="138" meta:object-count="0"/>
  </office:meta>
</office:document-meta>
</file>